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나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00/00/00</text:date>, <text:time style:data-style-name="N2" text:time-value="10:09:13.90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08T10:32:32.569000000</dc:date>
    <meta:editing-duration>PT9H52M54S</meta:editing-duration>
    <meta:editing-cycles>196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base___function___nothing() )
	
	'
	' 반환 값을 설정하지 않은 함수 호출 : 0이 반환된다.
	'
	MsgBox( base___function___return_x() )
	
	'
	' 반환 값을 설정한 함수 호출
	'
	MsgBox( base___function___return_o() )
	
	'
	' 인자가 있는 함수
	'
	MsgBox( base___function___has_argument( 9800, 76 ) )
	
	'
	' 배열을 넘겨주기
	'
	Dim a( 2 ) as Byte
	a( 0 ) = 49
	a( 1 ) = 49
	a( 2 ) = 49
	base___function___with_array( a )

End Sub



Function base___function___return_x as Integer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
	Dim b() as Byte
	b = Mid( s, 1, 1 )
	MsgBox( b )
	
	Dim result as Boolean : result = False
	If IsMultiByte( b ) Then
		result = IsKorean( b )
	EndIf
	MsgBox( result )

End Sub



Function research___multibyte___check_multibyte

	Dim s as String : s = "가a1"
	Dim b() as Byte
	
	b = Mid( s, 1, 1 )
	MsgBox( IsMultiByte( b ) )
	
	b = Mid( s, 2, 1 )	
	MsgBox( IsMultiByte( b ) )
	
	Dim c() as Byte
	c = Mid( s, 3, 1 )	
	MsgBox( IsMultiByte( b ) )
	
End Function
Function IsMultiByte( b() as Byte )

	IsMultiByte = False
	
	'
	' 유니코드 범위 체크 : English + Latin : https://en.wikipedia.org/wiki/List_of_Unicode_characters
	'
	If b( 1 ) &lt;&gt; 0 Then
		IsMultiByte = True
	EndIf

End Function




Function IsKorean( b() as Byte )

	IsKorean = False
	
	'
	' 유니코드 범위 체크 : 한글 : AC00 ~ D7FF
	'
	If b( 1 ) &gt;= &amp;HAC And b( 1 ) &lt; &amp;HD8 Then
		IsKorean = True
	EndIf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Dim dic as Variant	
	dic = CreateScriptService("Dictionary")
	
	dic.Add( "a", 100 )
	dic.Add( "b", 200 )
	dic.Add( "c", 300 )
	
	MsgBox( dic.Keys( 0 ) &amp; dic.Item( "a" ) )

End Sub



Sub script_forge___dictionary___iteration

	GlobalScope.BasicLibraries.LoadLibrary("ScriptForge")
	
	Dim dic as Variant
	
	dic = CreateScriptService("Dictionary")
	
	dic.Add( "a", 100 )
	dic.Add( "b", 200 )
	dic.Add( "c", 300 )
	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